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bility" table:style-name="ta1">
        <table:shapes>
          <draw:frame draw:z-index="0" draw:style-name="gr1" draw:text-style-name="P1" svg:width="15.999cm" svg:height="8.999cm" svg:x="17.644cm" svg:y="3.045cm">
            <draw:object draw:notify-on-update-of-ranges="stability.A1:stability.A1 stability.A2:stability.A11 stability.C1:stability.C1 stability.C2:stability.C11 stability.A1:stability.A1 stability.A2:stability.A11 stability.D1:stability.D1 stability.D2:stability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oltage U[V]</text:p>
          </table:table-cell>
          <table:table-cell office:value-type="string" calcext:value-type="string">
            <text:p>master measured U[bit]</text:p>
          </table:table-cell>
          <table:table-cell office:value-type="string" calcext:value-type="string">
            <text:p>slave measured U[bit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.5" calcext:value-type="float">
            <text:p>59,5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5" calcext:value-type="float">
            <text:p>59,5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,5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5" calcext:value-type="float">
            <text:p>59,5</text:p>
          </table:table-cell>
          <table:table-cell office:value-type="float" office:value="3124" calcext:value-type="float">
            <text:p>3124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5" calcext:value-type="float">
            <text:p>59,5</text:p>
          </table:table-cell>
          <table:table-cell office:value-type="float" office:value="3124" calcext:value-type="float">
            <text:p>312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,5</text:p>
          </table:table-cell>
          <table:table-cell office:value-type="float" office:value="3124" calcext:value-type="float">
            <text:p>312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5" calcext:value-type="float">
            <text:p>59,5</text:p>
          </table:table-cell>
          <table:table-cell office:value-type="float" office:value="3124" calcext:value-type="float">
            <text:p>3124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5" calcext:value-type="float">
            <text:p>59,5</text:p>
          </table:table-cell>
          <table:table-cell office:value-type="float" office:value="3124" calcext:value-type="float">
            <text:p>3124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" calcext:value-type="float">
            <text:p>59,5</text:p>
          </table:table-cell>
          <table:table-cell office:value-type="float" office:value="3125" calcext:value-type="float">
            <text:p>3125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5" calcext:value-type="float">
            <text:p>59,5</text:p>
          </table:table-cell>
          <table:table-cell office:value-type="float" office:value="3125" calcext:value-type="float">
            <text:p>3125</text:p>
          </table:table-cell>
          <table:table-cell office:value-type="float" office:value="3134" calcext:value-type="float">
            <text:p>3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15:44:11.728000000</dc:date>
    <meta:editing-duration>PT1H48M47S</meta:editing-duration>
    <meta:editing-cycles>1</meta:editing-cycles>
    <meta:document-statistic meta:table-count="1" meta:cell-count="44" meta:object-count="1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7cm" svg:y="3.957cm" style:legend-expansion="high" chart:style-name="ch2"/>
        <chart:plot-area chart:style-name="ch3" table:cell-range-address="stability.A1:stability.A11 stability.C1:stability.D11" chart:data-source-has-labels="row" svg:x="0.32cm" svg:y="0.18cm" svg:width="11.017cm" svg:height="7.679cm">
          <chart:coordinate-region svg:x="1.333cm" svg:y="0.377cm" svg:width="9.812cm" svg:height="6.84cm"/>
          <chart:axis chart:dimension="x" chart:name="primary-x" chart:style-name="ch4">
            <chart:title svg:x="4.908cm" svg:y="8.039cm" chart:style-name="ch5">
              <text:p>Napięcie [V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bility.C2:stability.C11" chart:label-cell-address="stability.C1:stability.C1" chart:class="chart:scatter">
            <chart:domain table:cell-range-address="stability.A2:stability.A11"/>
            <chart:data-point chart:repeated="10"/>
          </chart:series>
          <chart:series chart:style-name="ch9" chart:values-cell-range-address="stability.D2:stability.D11" chart:label-cell-address="stability.D1:stability.D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aster measured U[bit]</text:p>
                <draw:g>
                  <svg:desc>stability.C1:stability.C1</svg:desc>
                </draw:g>
              </table:table-cell>
              <table:table-cell office:value-type="string">
                <text:p>slave measured U[bit]</text:p>
                <draw:g>
                  <svg:desc>stability.D1:stabil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bility.A2:stability.A11</svg:desc>
                </draw:g>
              </table:table-cell>
              <table:table-cell office:value-type="float" office:value="559">
                <text:p>559</text:p>
                <draw:g>
                  <svg:desc>stability.C2:stability.C11</svg:desc>
                </draw:g>
              </table:table-cell>
              <table:table-cell office:value-type="float" office:value="557">
                <text:p>557</text:p>
                <draw:g>
                  <svg:desc>stability.D2:stability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9">
                <text:p>55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9">
                <text:p>55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24">
                <text:p>3124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24">
                <text:p>3124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24">
                <text:p>3124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24">
                <text:p>3124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24">
                <text:p>3124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125">
                <text:p>3125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25">
                <text:p>3125</text:p>
              </table:table-cell>
              <table:table-cell office:value-type="float" office:value="3134">
                <text:p>3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